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color="#ff0000" fo:font-weight="bold" style:font-weight-asian="bold"/>
    </style:style>
    <style:style style:name="P2" style:family="paragraph" style:parent-style-name="Normal" style:master-page-name="MP0">
      <style:paragraph-properties fo:text-align="center" style:justify-single-word="false" style:page-number="auto" fo:break-before="pag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P3" style:family="paragraph" style:parent-style-name="Normal">
      <style:paragraph-properties fo:margin-left="0cm" fo:margin-right="-2.09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tyle="italic" style:font-style-asian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7a5f8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style:text-underline-mode="continuous" style:text-overline-mode="continuous" style:text-line-through-mode="continuo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éma des tables</text:p>
      <text:p text:style-name="P1">ORACLE</text:p>
      <text:p text:style-name="Normal">TRANSMISSION(<text:span text:style-name="Police_20_par_20_défaut"><text:span text:style-name="T7">VT_MODET</text:span></text:span>);<text:line-break/>VIRUS(<text:span text:style-name="Police_20_par_20_défaut"><text:span text:style-name="T7">VV_ABREV</text:span></text:span>, VV_NOMV, VV_TYPEGENOME, VV_NOMFA);<text:line-break/>VIRUS_TRANSMISSION(<text:span text:style-name="T10">#</text:span><text:span text:style-name="Police_20_par_20_défaut"><text:span text:style-name="T12">VVT_MODET</text:span></text:span>, <text:span text:style-name="T10">#</text:span><text:span text:style-name="Police_20_par_20_défaut"><text:span text:style-name="T12">VVT_ABREVV</text:span></text:span>);</text:p>
      <text:p text:style-name="P1">SQL</text:p>
      <text:p text:style-name="Normal">MALADIE(<text:span text:style-name="Police_20_par_20_défaut"><text:span text:style-name="T7">MM_NOM_MALADIE</text:span></text:span>);<text:line-break/>FACTEUR(<text:span text:style-name="Police_20_par_20_défaut"><text:span text:style-name="T7">MF_ABREV_FACTEUR</text:span></text:span>, MF_NOM_FACTEUR, MF_TYPE_FACTEUR);<text:line-break/>APRORIGINE(<text:span text:style-name="T10">#</text:span><text:span text:style-name="Police_20_par_20_défaut"><text:span text:style-name="T12">MA_NOMM</text:span></text:span>, <text:span text:style-name="T10">#</text:span><text:span text:style-name="Police_20_par_20_défaut"><text:span text:style-name="T12">MA_ABREVF</text:span></text:span>, MA_SOUCHE);</text:p>
      <text:p text:style-name="P1">POSTGRE</text:p>
      <text:p text:style-name="P3">RECENSEMENT(<text:span text:style-name="Police_20_par_20_défaut"><text:span text:style-name="T7">RR_ID</text:span></text:span>, RR_NBRE, RR_ANNEE);<text:line-break/>ZONE_OMS(<text:span text:style-name="Police_20_par_20_défaut"><text:span text:style-name="T7">RZ_LIBELLE</text:span></text:span><text:tab/>, RZ_POPULATION);<text:line-break/>PAYS(<text:span text:style-name="T10">#</text:span><text:span text:style-name="Police_20_par_20_défaut"><text:span text:style-name="T12">RP_LIBELLE_ZO</text:span></text:span>,<text:span text:style-name="T9"> </text:span><text:span text:style-name="Police_20_par_20_défaut"><text:span text:style-name="T7">RP_LIBELLE</text:span></text:span>, RP_POPULATION);<text:line-break/>MALADIE(<text:span text:style-name="Police_20_par_20_défaut"><text:span text:style-name="T7">RM_ID</text:span></text:span>, RM_LIBELLE, RM_POPULATION, <text:span text:style-name="T10">#</text:span><text:span text:style-name="Police_20_par_20_défaut"><text:span text:style-name="T12">RM_ID_RECENSEMENT</text:span></text:span><text:span text:style-name="T11">,</text:span> <text:span text:style-name="T10">#</text:span><text:span text:style-name="Police_20_par_20_défaut"><text:span text:style-name="T12">RM_LIBELLE_PAYS</text:span>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0.847cm" fo:margin-right="0.46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John</meta:initial-creator>
    <dc:creator>m@n </dc:creator>
    <meta:creation-date>2010-12-16T20:19:00Z</meta:creation-date>
    <dc:date>2010-12-16T21:40:58</dc:date>
    <meta:editing-cycles>5</meta:editing-cycles>
    <meta:editing-duration>PT00H04M11S</meta:editing-duration>
    <meta:document-statistic meta:table-count="0" meta:image-count="0" meta:object-count="0" meta:page-count="1" meta:paragraph-count="7" meta:word-count="34" meta:character-count="487"/>
    <meta:template xlink:type="simple" xlink:actuate="onRequest" xlink:title="" xlink:href="Normal.dotm"/>
  </office:meta>
</office:document-meta>
</file>